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table:style-name="ce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a</text:p>
          </table:table-cell>
          <table:table-cell table:style-name="ce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FIF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Slic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20:42:49.232652831</meta:creation-date>
    <dc:date>2017-04-24T20:59:24.766929225</dc:date>
    <meta:editing-duration>PT6M17S</meta:editing-duration>
    <meta:editing-cycles>3</meta:editing-cycles>
    <meta:generator>LibreOffice/5.3.1.2$Linux_X86_64 LibreOffice_project/30m0$Build-2</meta:generator>
    <meta:document-statistic meta:table-count="1" meta:cell-count="95" meta:object-count="0"/>
  </office:meta>
</office:document-meta>
</file>